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Telefon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atias</text:p>
          </table:table-cell>
          <table:table-cell office:value-type="float" office:value="2284522669" calcext:value-type="float">
            <text:p>2284522669</text:p>
          </table:table-cell>
        </table:table-row>
        <table:table-row table:style-name="ro1">
          <table:table-cell table:formula="of:=+[.A2]+1" office:value-type="float" office:value="1" calcext:value-type="float">
            <text:p>1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4T20:32:20.629040627</meta:creation-date>
    <dc:date>2021-08-24T20:52:59.720176625</dc:date>
    <meta:editing-duration>PT10M29S</meta:editing-duration>
    <meta:editing-cycles>1</meta:editing-cycles>
    <meta:document-statistic meta:table-count="1" meta:cell-count="9" meta:object-count="0"/>
    <meta:generator>LibreOffice/7.1.5.2$Linux_X86_64 LibreOffice_project/10$Build-2</meta:generator>
  </office:meta>
</office:document-meta>
</file>